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168fa" officeooo:paragraph-rsid="005168fa"/>
    </style:style>
    <style:style style:name="P2" style:family="paragraph" style:parent-style-name="Standard">
      <style:paragraph-properties fo:break-before="page"/>
      <style:text-properties officeooo:rsid="005168fa" officeooo:paragraph-rsid="005168fa"/>
    </style:style>
    <style:style style:name="P3" style:family="paragraph" style:parent-style-name="Standard">
      <style:text-properties officeooo:rsid="00531563" officeooo:paragraph-rsid="00531563"/>
    </style:style>
    <style:style style:name="P4" style:family="paragraph" style:parent-style-name="Standard">
      <style:text-properties officeooo:rsid="0056450c" officeooo:paragraph-rsid="0056450c"/>
    </style:style>
    <style:style style:name="T1" style:family="text">
      <style:text-properties officeooo:rsid="00538b84"/>
    </style:style>
    <style:style style:name="T2" style:family="text">
      <style:text-properties officeooo:rsid="0057ac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Zauważyłem że umysł przez to jak jest skonstruowany uwielbia odciągać mnie od mojego celu w randomowych momentach.<text:line-break/>Jest to zły nawyk i jednocześnie dobry. Dobry bo pozwla on na tworzenie się nowych pomysłów dzięki swojej spontaniczności. Zły bo odciąga mnie od danej pracy i długoterminowego celu.<text:line-break/>Niestety współczesny internet jest skonstruowany w taki sposób by mnie od tego celu odciągać, Muszę więc tworzyć własne narzędzia i proektować je tak by zachęcały one do ciągłego skupienia.</text:p>
      <text:p text:style-name="P3">Jak spontaniczność ma swoje zalety gdy chcę coś spontanicznie wymyśleć, to jednak większe zalety ma jednak długie skupienie. I to właśnie owe długie skupienie powinno zajmować większość mojego czasu.<text:span text:style-name="T1"> </text:span></text:p>
      <text:p text:style-name="P3"/>
      <text:p text:style-name="P4">-Styl banera na linkedin nie ma większego znaczenia, ważne by podążać podstawowymi zasadami kompozycji i tworzenia styli. Najważniejszym jest posiadanie celu<text:span text:style-name="T2">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18T08:11:16.132643847</dc:date>
    <meta:editing-duration>PT23H54M49S</meta:editing-duration>
    <meta:editing-cycles>49</meta:editing-cycles>
    <meta:document-statistic meta:table-count="0" meta:image-count="0" meta:object-count="0" meta:page-count="2" meta:paragraph-count="3" meta:word-count="125" meta:character-count="846" meta:non-whitespace-character-count="723"/>
  </office:meta>
</office:document-meta>
</file>